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iragino Kaku Gothic Pro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Hiragino Kaku Gothic Pro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Hiragino Kaku Gothic Pro" fo:font-size="10pt" fo:font-style="normal" style:font-name-asian="CourierNewPS-ItalicMT" style:font-size-asian="10pt" style:font-style-asian="normal" style:font-name-complex="CourierNewPS-ItalicMT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Hiragino Kaku Gothic Pro" fo:font-size="10pt" fo:font-style="normal" style:font-name-asian="CourierNewPS-ItalicMT" style:font-size-asian="10pt" style:font-style-asian="normal" style:font-name-complex="CourierNewPS-ItalicMT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Hiragino Kaku Gothic Pro" fo:font-size="10pt" fo:font-style="normal" style:text-underline-style="none" fo:font-weight="normal" style:font-name-asian="CourierNewPS-ItalicMT" style:font-size-asian="10pt" style:font-style-asian="normal" style:font-weight-asian="normal" style:font-name-complex="CourierNewPS-ItalicMT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999966"/>
    </style:style>
    <style:style style:name="T2" style:family="text">
      <style:text-properties fo:color="#999966" style:font-name="Hiragino Kaku Gothic Pro"/>
    </style:style>
    <style:style style:name="T3" style:family="text">
      <style:text-properties fo:color="#999966" style:font-name="Hiragino Kaku Gothic Pro" fo:font-style="normal" style:text-underline-style="none" fo:font-weight="normal" style:font-name-asian="CourierNewPS-ItalicMT" style:font-style-asian="normal" style:font-weight-asian="normal" style:font-name-complex="CourierNewPS-ItalicMT" style:font-style-complex="normal" style:font-weight-complex="normal"/>
    </style:style>
    <style:style style:name="T4" style:family="text">
      <style:text-properties fo:color="#999966" fo:font-style="normal" style:font-name-asian="CourierNewPS-ItalicMT" style:font-style-asian="normal" style:font-name-complex="CourierNewPS-ItalicMT" style:font-style-complex="normal"/>
    </style:style>
    <style:style style:name="T5" style:family="text">
      <style:text-properties style:font-name="Hiragino Kaku Gothic Pro"/>
    </style:style>
    <style:style style:name="T6" style:family="text">
      <style:text-properties fo:color="#ff0000"/>
    </style:style>
    <style:style style:name="T7" style:family="text">
      <style:text-properties fo:color="#0066ff"/>
    </style:style>
    <style:style style:name="T8" style:family="text">
      <style:text-properties fo:color="#0066ff" style:font-name="Hiragino Kaku Gothic Pro"/>
    </style:style>
    <style:style style:name="T9" style:family="text">
      <style:text-properties fo:color="#0000ff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fo:font-style="normal" style:font-name-asian="CourierNewPS-ItalicMT" style:font-style-asian="normal" style:font-name-complex="CourierNewPS-ItalicMT" style:font-style-complex="normal"/>
    </style:style>
    <style:style style:name="T13" style:family="text">
      <style:text-properties fo:color="#000000" style:font-name="Hiragino Kaku Gothic Pro" fo:font-style="normal" style:font-name-asian="CourierNewPS-ItalicMT" style:font-style-asian="normal" style:font-name-complex="CourierNewPS-ItalicMT" style:font-style-complex="normal"/>
    </style:style>
    <style:style style:name="T14" style:family="text">
      <style:text-properties fo:color="#000000" style:font-name="Hiragino Kaku Gothic Pro" fo:font-style="normal" style:text-underline-style="none" fo:font-weight="normal" style:font-name-asian="CourierNewPS-ItalicMT" style:font-style-asian="normal" style:font-weight-asian="normal" style:font-name-complex="CourierNewPS-ItalicMT" style:font-style-complex="normal" style:font-weight-complex="normal"/>
    </style:style>
    <style:style style:name="T15" style:family="text">
      <style:text-properties fo:color="#cccc99"/>
    </style:style>
    <style:style style:name="T16" style:family="text">
      <style:text-properties fo:color="#fffcf0" style:font-name="CourierNewPS-ItalicMT" fo:font-size="12.5pt" fo:font-style="italic" style:font-name-asian="CourierNewPS-ItalicMT" style:font-size-asian="12.5pt" style:font-style-asian="italic" style:font-name-complex="CourierNewPS-ItalicMT" style:font-size-complex="12.5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RNARD henri</text:p>
      <text:p text:style-name="P2"/>
      <text:p text:style-name="P1">Question nº3 : Serveur Réservation (père)</text:p>
      <text:p text:style-name="P1"/>
      <text:p text:style-name="P3">{</text:p>
      <text:p text:style-name="P3"><text:tab/><text:span text:style-name="T7">int<text:tab/></text:span>ret ;</text:p>
      <text:p text:style-name="P3"><text:tab/><text:span text:style-name="T7">extern</text:span><text:span text:style-name="T9"><text:tab/></text:span>intr(t_pidlist *list) ;</text:p>
      <text:p text:style-name="P3"/>
      <text:p text:style-name="P3"><text:tab/><text:span text:style-name="T4">/* Création du socket serveur réservation et attachement */</text:span></text:p>
      <text:p text:style-name="P4"><text:span text:style-name="T14"><text:tab/></text:span><text:span text:style-name="T13">memset(&amp;hints, 0, sizeof(hints));</text:span></text:p>
      <text:p text:style-name="P5"><text:tab/>hints.ai_family = AF_UNSPEC;</text:p>
      <text:p text:style-name="P5"><text:tab/>hints.ai_socktype = SOCK_STREAM; </text:p>
      <text:p text:style-name="P8"><text:tab/>servr = getaddrinfo(SERVEUR, PORTSC, &amp;hints, &amp;svr);</text:p>
      <text:p text:style-name="P8"><text:tab/></text:p>
      <text:p text:style-name="P8"><text:tab/>sockservr = socket(svc-&gt;ai_family, svr-&gt;ai_socktype, svr-&gt;ai_protocol);</text:p>
      <text:p text:style-name="P8"/>
      <text:p text:style-name="P8"><text:tab/>bind(sockservr, svr-&gt;ai_addr, svr-&gt;ai_addrlen);</text:p>
      <text:p text:style-name="P3"/>
      <text:p text:style-name="P6"><text:tab/>/* Il faut terminer les processus fils proprement <text:s/>via la réception des signaux de la mort<text:span text:style-name="T15"> <text:tab/></text:span>des fils*/</text:p>
      <text:p text:style-name="P3"><text:tab/>signal (SIGCHLD, intr(&amp;list) ) ;</text:p>
      <text:p text:style-name="P6"/>
      <text:p text:style-name="P6"><text:tab/>/* Boucle infini afin de traiter en continu les demandes de réservation */</text:p>
      <text:p text:style-name="P3"><text:tab/><text:span text:style-name="T6">while</text:span> (1)</text:p>
      <text:p text:style-name="P3"><text:tab/>{</text:p>
      <text:p text:style-name="P3"><text:tab/><text:tab/><text:span text:style-name="T1">/* Serveur en écoute en attente d'une connexion */</text:span></text:p>
      <text:p text:style-name="P4"><text:span text:style-name="T10"><text:tab/><text:tab/></text:span><text:span text:style-name="T13">listen(sockfd, 5);</text:span></text:p>
      <text:p text:style-name="P4"><text:span text:style-name="T12"><text:tab/><text:tab/></text:span><text:span text:style-name="T3">/* Création du socket client associé a la dernière connexion <text:s/>*/</text:span></text:p>
      <text:p text:style-name="P5"><text:tab/><text:tab/>sin_size = sizeof(their_addr);</text:p>
      <text:p text:style-name="P4"><text:span text:style-name="T12"><text:tab/><text:tab/>new_fd = accept(sockservr, &amp;their_addr, &amp;sin_size) ;</text:span><text:span text:style-name="T16"> </text:span></text:p>
      <text:p text:style-name="P6"><text:tab/><text:tab/>/* Réception des messages*/</text:p>
      <text:p text:style-name="P3"><text:tab/><text:tab/>recv(sockservr, &amp;msg, <text:span text:style-name="T6">sizeof</text:span>(msg), 1, 0) ;</text:p>
      <text:p text:style-name="P3"><text:tab/><text:tab/><text:span text:style-name="T1">/* Message système de terminaison du programme */</text:span></text:p>
      <text:p text:style-name="P3"><text:tab/><text:tab/><text:span text:style-name="T6">if</text:span> (msg.id_spectacle &lt; 0)</text:p>
      <text:p text:style-name="P3"><text:tab/><text:tab/>{<text:tab/><text:span text:style-name="T1">/* Destruction du processus consultation (son père)*/</text:span></text:p>
      <text:p text:style-name="P3"><text:tab/><text:tab/><text:tab/>kill(getppid(), SIGKILL) ;</text:p>
      <text:p text:style-name="P3"><text:tab/><text:tab/><text:tab/><text:span text:style-name="T1">/* Destruction des fils en cours via un SIGKILL sur chaque PID de la liste */</text:span></text:p>
      <text:p text:style-name="P3"><text:tab/><text:tab/><text:tab/>ft_kill_list(&amp;list) ;</text:p>
      <text:p text:style-name="P4"><text:span text:style-name="T12"><text:tab/><text:tab/><text:tab/></text:span><text:span text:style-name="T4">/* Libération du sémaphore */</text:span></text:p>
      <text:p text:style-name="P5"><text:tab/><text:tab/><text:tab/>semctl(semid, 0, IPC_RMID, 0) ;</text:p>
      <text:p text:style-name="P4"><text:span text:style-name="T12"><text:tab/><text:tab/><text:tab/></text:span><text:span text:style-name="T4">/* Détachement de la mémoire */</text:span></text:p>
      <text:p text:style-name="P5"><text:tab/><text:tab/><text:tab/>shmdt(mem) ;</text:p>
      <text:p text:style-name="P4"><text:span text:style-name="T12"><text:tab/><text:tab/><text:tab/></text:span><text:span text:style-name="T4">/* Destruction du segment mémoire */</text:span></text:p>
      <text:p text:style-name="P3"><text:tab/><text:tab/><text:tab/>shmctl(shmid, IPC_RMID, NULL) ;</text:p>
      <text:p text:style-name="P3"><text:tab/><text:tab/><text:tab/><text:span text:style-name="T1">/* Fermeture du socket d’écoute et terminaison du programme */</text:span></text:p>
      <text:p text:style-name="P3"><text:tab/><text:tab/><text:tab/>close(sockservr) ; </text:p>
      <text:p text:style-name="P3"><text:span text:style-name="T7"><text:tab/><text:tab/><text:tab/>exit</text:span>(0) ;</text:p>
      <text:p text:style-name="P3"><text:tab/><text:tab/>}</text:p>
      <text:p text:style-name="P3"><text:soft-page-break/><text:tab/><text:tab/><text:span text:style-name="T1">/* Creation du fils qui va s'occuper de la demande*/</text:span></text:p>
      <text:p text:style-name="P3"><text:tab/><text:tab/>ret = fork() ;</text:p>
      <text:p text:style-name="P3"><text:tab/><text:tab/><text:span text:style-name="T6">if</text:span> (ret == 0)</text:p>
      <text:p text:style-name="P3"><text:tab/><text:tab/>{</text:p>
      <text:p text:style-name="P3"><text:tab/><text:tab/><text:tab/><text:span text:style-name="T1">/* Processus fils */</text:span></text:p>
      <text:p text:style-name="P3"><text:tab/><text:tab/>}</text:p>
      <text:p text:style-name="P3"><text:tab/><text:tab/><text:span text:style-name="T6">else</text:span></text:p>
      <text:p text:style-name="P3"><text:tab/><text:tab/><text:tab/><text:span text:style-name="T1">/* Ajout du PID du fils en cours dans une liste chaînée pour enregistrer les <text:tab/><text:tab/><text:tab/>différents fils en cours d’exécution */</text:span></text:p>
      <text:p text:style-name="P3"><text:tab/><text:tab/><text:tab/><text:span text:style-name="T11">ft_add_list(&amp;list, ret) ;</text:span></text:p>
      <text:p text:style-name="P3"><text:span text:style-name="T11"><text:tab/><text:tab/><text:tab/></text:span><text:span text:style-name="T1">/* Fermetture du socket service */</text:span></text:p>
      <text:p text:style-name="P9"><text:tab/><text:tab/><text:tab/>close(new_fd) ;</text:p>
      <text:p text:style-name="P3"><text:tab/>}</text:p>
      <text:p text:style-name="P3">}</text:p>
      <text:p text:style-name="P3"/>
      <text:p text:style-name="P3">void<text:tab/><text:tab/>intr(t_pidlist *list)</text:p>
      <text:p text:style-name="P3">{</text:p>
      <text:p text:style-name="P3"><text:span text:style-name="T5"><text:tab/></text:span><text:span text:style-name="T8">int</text:span><text:span text:style-name="T5"> ret ;</text:span></text:p>
      <text:p text:style-name="P3"><text:span text:style-name="T5"><text:tab/></text:span><text:span text:style-name="T2">/* R</text:span><text:span text:style-name="T1">é</text:span><text:span text:style-name="T2">cup</text:span><text:span text:style-name="T1">é</text:span><text:span text:style-name="T2">ration du PID du fils  */</text:span></text:p>
      <text:p text:style-name="P3"><text:tab/>if ((ret = wait())!= -1)</text:p>
      <text:p text:style-name="P3"><text:span text:style-name="T5"><text:tab/><text:tab/></text:span><text:span text:style-name="T2">/* Si il n'y a pas de problème, destruction du maillon contenant ce PID de la liste */</text:span></text:p>
      <text:p text:style-name="P3"><text:tab/><text:tab/>ft_list_remove(list, ret) 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6:26:48</meta:creation-date>
    <dc:date>2019-01-27T20:06:06</dc:date>
    <dc:creator>bill tremendous</dc:creator>
    <meta:editing-duration>PT1H58S</meta:editing-duration>
    <meta:editing-cycles>10</meta:editing-cycles>
    <meta:generator>OpenOffice/4.1.5$Unix OpenOffice.org_project/415m1$Build-9789</meta:generator>
    <meta:document-statistic meta:table-count="0" meta:image-count="0" meta:object-count="0" meta:page-count="2" meta:paragraph-count="62" meta:word-count="312" meta:character-count="2049"/>
  </office:meta>
</office:document-meta>
</file>